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stroke="none" svg:stroke-color="#000000" draw:fill="none" draw:fill-color="#ffffff" fo:min-height="4cm"/>
    </style:style>
    <style:style style:name="gr7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sub 58%"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family="Arial" style:font-style-name="Regular" style:font-family-generic="swiss" style:font-pitch="variable" fo:font-size="26pt" fo:font-style="italic" style:font-family-asian="Arial" style:font-style-name-asian="Regular" style:font-family-generic-asian="swiss" style:font-pitch-asian="variable" style:font-size-asian="26pt" style:font-style-asian="italic" style:font-family-complex="Arial" style:font-style-name-complex="Regular" style:font-family-generic-complex="swiss" style:font-pitch-complex="variable" style:font-size-complex="26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7" style:family="text">
      <style:text-properties style:text-position="super 58%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8" style:family="text">
      <style:text-properties style:text-position="sub 58%" fo:font-family="Arial" style:font-style-name="Regular" style:font-family-generic="swiss" style:font-pitch="variable" fo:font-size="26pt" fo:font-style="italic" style:font-family-asian="Arial" style:font-style-name-asian="Regular" style:font-family-generic-asian="swiss" style:font-pitch-asian="variable" style:font-size-asian="26pt" style:font-style-asian="italic" style:font-family-complex="Arial" style:font-style-name-complex="Regular" style:font-family-generic-complex="swiss" style:font-pitch-complex="variable" style:font-size-complex="26pt" style:font-style-complex="italic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11" style:family="text">
      <style:text-properties fo:font-family="Arial" style:font-family-generic="roman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12" style:family="text">
      <style:text-properties fo:font-family="Arial" style:font-family-generic="roman" style:font-pitch="variable" fo:font-size="26pt" fo:font-style="italic" style:font-family-asian="Arial" style:font-style-name-asian="Regular" style:font-family-generic-asian="swiss" style:font-pitch-asian="variable" style:font-size-asian="26pt" style:font-style-asian="italic" style:font-family-complex="Arial" style:font-style-name-complex="Regular" style:font-family-generic-complex="swiss" style:font-pitch-complex="variable" style:font-size-complex="26pt" style:font-style-complex="italic"/>
    </style:style>
    <style:style style:name="T13" style:family="text">
      <style:text-properties style:text-position="sub 58%" fo:font-family="Arial" style:font-family-generic="roman" style:font-pitch="variable" fo:font-size="26pt" fo:font-style="italic" style:font-family-asian="Arial" style:font-style-name-asian="Regular" style:font-family-generic-asian="swiss" style:font-pitch-asian="variable" style:font-size-asian="26pt" style:font-style-asian="italic" style:font-family-complex="Arial" style:font-style-name-complex="Regular" style:font-family-generic-complex="swiss" style:font-pitch-complex="variable" style:font-size-complex="26pt" style:font-style-complex="italic"/>
    </style:style>
    <style:style style:name="T14" style:family="text">
      <style:text-properties fo:font-family="Tahoma" style:font-style-name="Regular" style:font-family-generic="swiss" style:font-pitch="variable" fo:font-size="26pt" fo:font-style="italic" style:font-family-asian="Tahoma" style:font-style-name-asian="Regular" style:font-family-generic-asian="swiss" style:font-pitch-asian="variable" style:font-size-asian="26pt" style:font-style-asian="italic" style:font-family-complex="Tahoma" style:font-style-name-complex="Regular" style:font-family-generic-complex="swiss" style:font-pitch-complex="variable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cm" svg:height="2.5cm" svg:x="2.1cm" svg:y="6.6cm">
          <text:p><text:span text:style-name="T1"><text:s/></text:span><text:span text:style-name="T1">w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1cm" svg:height="1cm" svg:x="2.85cm" svg:y="3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35cm" svg:y1="4.1cm" svg:x2="3.35cm" svg:y2="6.6cm" draw:start-shape="id1" draw:start-glue-point="2" draw:end-shape="id2" svg:d="m3350 4100v2500">
          <text:p/>
        </draw:connector>
        <draw:custom-shape draw:style-name="gr1" draw:text-style-name="P1" draw:id="id4" draw:layer="layout" svg:width="2.5cm" svg:height="2.5cm" svg:x="10.1cm" svg:y="6.6cm">
          <text:p><text:span text:style-name="T1"><text:s/></text:span><text:span text:style-name="T1">w</text:span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1cm" svg:height="1cm" svg:x="10.85cm" svg:y="3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35cm" svg:y1="4.1cm" svg:x2="11.35cm" svg:y2="6.6cm" draw:start-shape="id3" draw:start-glue-point="2" draw:end-shape="id4" svg:d="m11350 4100v2500">
          <text:p/>
        </draw:connector>
        <draw:custom-shape draw:style-name="gr1" draw:text-style-name="P1" draw:id="id6" draw:layer="layout" svg:width="2.5cm" svg:height="2.5cm" svg:x="17.7cm" svg:y="6.6cm">
          <text:p><text:span text:style-name="T1"><text:s/></text:span><text:span text:style-name="T1">w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cm" svg:height="1cm" svg:x="18.45cm" svg:y="3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95cm" svg:y1="4.1cm" svg:x2="18.95cm" svg:y2="6.6cm" draw:start-shape="id5" draw:start-glue-point="2" draw:end-shape="id6" svg:d="m18950 4100v2500">
          <text:p/>
        </draw:connector>
        <draw:custom-shape draw:style-name="gr2" draw:text-style-name="P1" draw:id="id7" draw:layer="layout" svg:width="1cm" svg:height="1cm" svg:x="10.85cm" svg:y="1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349cm" svg:y1="9.1cm" svg:x2="11.35cm" svg:y2="13cm" draw:start-shape="id2" draw:start-glue-point="8" draw:end-shape="id7" draw:end-glue-point="0" svg:d="m3349 9100 8001 3900">
          <text:p/>
        </draw:connector>
        <draw:connector draw:style-name="gr4" draw:text-style-name="P1" draw:layer="layout" draw:type="line" svg:x1="11.349cm" svg:y1="9.1cm" svg:x2="11.35cm" svg:y2="13cm" draw:start-shape="id4" draw:start-glue-point="8" draw:end-shape="id7" draw:end-glue-point="0" svg:d="m11349 9100 1 3900">
          <text:p/>
        </draw:connector>
        <draw:connector draw:style-name="gr4" draw:text-style-name="P1" draw:layer="layout" draw:type="line" svg:x1="18.949cm" svg:y1="9.1cm" svg:x2="11.35cm" svg:y2="13cm" draw:start-shape="id6" draw:start-glue-point="8" draw:end-shape="id7" draw:end-glue-point="0" svg:d="m18949 9100-7599 3900">
          <text:p/>
        </draw:connector>
        <draw:custom-shape draw:style-name="gr1" draw:text-style-name="P1" draw:id="id8" draw:layer="layout" svg:width="2.5cm" svg:height="2.5cm" svg:x="10.1cm" svg:y="16.7cm">
          <text:p><text:span text:style-name="T1"><text:s/></text:span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35cm" svg:y1="14cm" svg:x2="11.349cm" svg:y2="16.7cm" draw:start-shape="id7" draw:start-glue-point="2" draw:end-shape="id8" draw:end-glue-point="4" svg:d="m11350 14000-1 2700">
          <text:p/>
        </draw:connector>
        <draw:custom-shape draw:style-name="gr2" draw:text-style-name="P1" draw:id="id9" draw:layer="layout" svg:width="1cm" svg:height="1cm" svg:x="10.8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2.5cm" svg:height="2.5cm" svg:x="10.1cm" svg:y="26cm">
          <text:p><text:span text:style-name="T1"><text:s text:c="2"/></text:span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349cm" svg:y1="19.2cm" svg:x2="11.35cm" svg:y2="22.5cm" draw:start-shape="id8" draw:start-glue-point="8" draw:end-shape="id9" draw:end-glue-point="0" svg:d="m11349 19200 1 3300">
          <text:p/>
        </draw:connector>
        <draw:connector draw:style-name="gr4" draw:text-style-name="P1" draw:layer="layout" draw:type="line" svg:x1="11.35cm" svg:y1="23.5cm" svg:x2="11.349cm" svg:y2="26cm" draw:start-shape="id9" draw:start-glue-point="2" draw:end-shape="id10" draw:end-glue-point="4" svg:d="m11350 23500-1 2500">
          <text:p/>
        </draw:connector>
        <draw:frame draw:style-name="gr5" draw:text-style-name="P3" draw:layer="layout" svg:width="21.4cm" svg:height="2.25cm" svg:x="1.1cm" svg:y="1.1cm">
          <draw:text-box>
            <text:p><text:span text:style-name="T4">N</text:span><text:span text:style-name="T5">(</text:span><text:span text:style-name="T1">w</text:span><text:span text:style-name="T2">1</text:span><text:span text:style-name="T5">; </text:span><text:span text:style-name="T4">μ</text:span><text:span text:style-name="T6">1</text:span><text:span text:style-name="T5">, </text:span><text:span text:style-name="T4">σ</text:span><text:span text:style-name="T6">1</text:span><text:span text:style-name="T7">2</text:span><text:span text:style-name="T5">) <text:s text:c="8"/></text:span><text:span text:style-name="T4">N</text:span><text:span text:style-name="T5">(</text:span><text:span text:style-name="T1">w</text:span><text:span text:style-name="T3">i</text:span><text:span text:style-name="T5">; </text:span><text:span text:style-name="T4">μ</text:span><text:span text:style-name="T8">i</text:span><text:span text:style-name="T5">, </text:span><text:span text:style-name="T4">σ</text:span><text:span text:style-name="T8">i</text:span><text:span text:style-name="T7">2</text:span><text:span text:style-name="T5">) <text:s text:c="8"/></text:span><text:span text:style-name="T4">N</text:span><text:span text:style-name="T5">(</text:span><text:span text:style-name="T1">w</text:span><text:span text:style-name="T3">n</text:span><text:span text:style-name="T5">; </text:span><text:span text:style-name="T4">μ</text:span><text:span text:style-name="T8">n</text:span><text:span text:style-name="T5">, </text:span><text:span text:style-name="T4">σ</text:span><text:span text:style-name="T8">n</text:span><text:span text:style-name="T7">2</text:span><text:span text:style-name="T5">)</text:span></text:p>
          </draw:text-box>
        </draw:frame>
        <draw:connector draw:style-name="gr4" draw:text-style-name="P1" draw:layer="layout" draw:type="line" svg:x1="11.35cm" svg:y1="14cm" svg:x2="11.35cm" svg:y2="16.3cm" draw:start-shape="id7" draw:start-glue-point="2" svg:d="m11350 14000v2300">
          <text:p/>
        </draw:connector>
        <draw:frame draw:style-name="gr6" draw:text-style-name="P4" draw:layer="layout" svg:width="2cm" svg:height="4.25cm" svg:x="15.2cm" svg:y="4.4cm">
          <draw:text-box>
            <text:p><text:span text:style-name="T9">...</text:span></text:p>
          </draw:text-box>
        </draw:frame>
        <draw:frame draw:style-name="gr5" draw:text-style-name="P3" draw:layer="layout" svg:width="6cm" svg:height="2.25cm" svg:x="12.9cm" svg:y="12.798cm">
          <draw:text-box>
            <text:p><text:span text:style-name="T10">δ </text:span><text:span text:style-name="T11">( </text:span><text:span text:style-name="T12">u = </text:span><text:span text:style-name="T4">Σ</text:span><text:span text:style-name="T13">i </text:span><text:span text:style-name="T12">w</text:span><text:span text:style-name="T13">i <text:s/></text:span><text:span text:style-name="T11">)</text:span></text:p>
          </draw:text-box>
        </draw:frame>
        <draw:frame draw:style-name="gr5" draw:text-style-name="P3" draw:layer="layout" svg:width="6cm" svg:height="2.25cm" svg:x="13cm" svg:y="22.3cm">
          <draw:text-box>
            <text:p><text:span text:style-name="T4">N</text:span><text:span text:style-name="T5">(</text:span><text:span text:style-name="T1">r</text:span><text:span text:style-name="T5">; </text:span><text:span text:style-name="T4">u</text:span><text:span text:style-name="T5">, </text:span><text:span text:style-name="T14">β</text:span><text:span text:style-name="T7">2</text:span><text:span text:style-name="T5">) <text:s text:c="3"/></text:span></text:p>
          </draw:text-box>
        </draw:frame>
        <draw:connector draw:style-name="gr7" draw:text-style-name="P1" draw:layer="layout" draw:type="curve" svg:x1="3.85cm" svg:y1="3.6cm" svg:x2="4.6cm" svg:y2="7.849cm" draw:start-shape="id1" draw:start-glue-point="1" draw:end-shape="id2" draw:end-glue-point="10" svg:d="m3850 3600c1876 0 1501 4249 750 4249">
          <text:p/>
        </draw:connector>
        <draw:connector draw:style-name="gr7" draw:text-style-name="P1" draw:layer="layout" draw:type="curve" svg:x1="11.85cm" svg:y1="3.6cm" svg:x2="12.6cm" svg:y2="7.849cm" draw:start-shape="id3" draw:start-glue-point="1" draw:end-shape="id4" draw:end-glue-point="10" svg:d="m11850 3600c1876 0 1501 4249 750 4249">
          <text:p/>
        </draw:connector>
        <draw:connector draw:style-name="gr7" draw:text-style-name="P1" draw:layer="layout" draw:type="curve" svg:x1="19.45cm" svg:y1="3.6cm" svg:x2="20.2cm" svg:y2="7.849cm" draw:start-shape="id5" draw:start-glue-point="1" draw:end-shape="id6" draw:end-glue-point="10" svg:d="m19450 3600c1876 0 1501 4249 750 4249">
          <text:p/>
        </draw:connector>
        <draw:connector draw:style-name="gr7" draw:text-style-name="P1" draw:layer="layout" draw:type="curve" svg:x1="11.85cm" svg:y1="13.5cm" svg:x2="12.6cm" svg:y2="17.949cm" draw:start-shape="id7" draw:start-glue-point="1" draw:end-shape="id8" draw:end-glue-point="10" svg:d="m11850 13500c1876 0 1501 4449 750 4449">
          <text:p/>
        </draw:connector>
        <draw:connector draw:style-name="gr8" draw:text-style-name="P1" draw:layer="layout" draw:type="curve" svg:x1="10.85cm" svg:y1="23cm" svg:x2="10.1cm" svg:y2="17.949cm" draw:start-shape="id9" draw:start-glue-point="3" draw:end-shape="id8" draw:end-glue-point="6" svg:d="m10850 23000c-1876 0-1501-5051-750-5051">
          <text:p/>
        </draw:connector>
        <draw:connector draw:style-name="gr8" draw:text-style-name="P1" draw:layer="layout" draw:type="curve" svg:x1="10.85cm" svg:y1="13.5cm" svg:x2="3.349cm" svg:y2="9.1cm" draw:start-shape="id7" draw:start-glue-point="3" draw:end-shape="id2" draw:end-glue-point="8" svg:d="m10850 13500c-5001 0-7501-1466-7501-4400">
          <text:p/>
        </draw:connector>
        <draw:connector draw:style-name="gr8" draw:text-style-name="P1" draw:layer="layout" draw:type="curve" draw:line-skew="1.681cm" svg:x1="11.35cm" svg:y1="13cm" svg:x2="10.1cm" svg:y2="7.849cm" draw:start-shape="id7" draw:start-glue-point="0" draw:end-shape="id4" draw:end-glue-point="6" svg:d="m11350 13000c0-403-876-336-1376-1523s-625-3628 126-3628">
          <text:p/>
        </draw:connector>
        <draw:connector draw:style-name="gr8" draw:text-style-name="P1" draw:layer="layout" draw:type="curve" svg:x1="11.35cm" svg:y1="13cm" svg:x2="17.7cm" svg:y2="7.849cm" draw:start-shape="id7" draw:start-glue-point="0" draw:end-shape="id6" draw:end-glue-point="6" svg:d="m11350 13000c0-3434 2116-5151 6350-5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hengbo Guo</meta:initial-creator>
    <meta:creation-date>2010-09-22T11:10:39.59</meta:creation-date>
    <dc:date>2010-09-22T12:17:38.14</dc:date>
    <dc:creator>Shengbo Guo</dc:creator>
    <meta:editing-duration>PT00H21M55S</meta:editing-duration>
    <meta:editing-cycles>15</meta:editing-cycles>
    <meta:generator>OpenOffice.org/3.1$Win32 OpenOffice.org_project/310m11$Build-9399</meta:generator>
    <meta:document-statistic meta:object-count="32"/>
  </office:meta>
</office:document-meta>
</file>